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il Hangman! App</text:p>
      <text:p text:style-name="Standard"/>
      <text:p text:style-name="Standard">The evil hangman app will implement a hangman game using an algorithm to constantly “change” the solution, least favourable to the user.</text:p>
      <text:p text:style-name="Standard"/>
      <text:p text:style-name="Standard">Features:</text:p>
      <text:p text:style-name="Standard"/>
      <text:p text:style-name="Standard">-screen displaying the progress</text:p>
      <text:p text:style-name="Standard">-possibility to give input to the program</text:p>
      <text:p text:style-name="Standard">-algorithm for the evil side of hangman</text:p>
      <text:p text:style-name="Standard">-button to change the app from evil to normal or normal to evil</text:p>
      <text:p text:style-name="Standard">–restart/ new game button</text:p>
      <text:p text:style-name="Standard">-exit button</text:p>
      <text:p text:style-name="Standard"/>
      <text:p text:style-name="Standard">Extra features:</text:p>
      <text:p text:style-name="Standard"/>
      <text:p text:style-name="Standard">-maybe a fancy way to give output( like a pop up)</text:p>
      <text:p text:style-name="Standard">-highscores( 1: won the game in … moves)</text:p>
      <text:p text:style-name="Standard"/>
      <text:p text:style-name="Standard">Frameworks,languages,libraries or other technologies:</text:p>
      <text:p text:style-name="Standard"/>
      <text:p text:style-name="Standard">-will need to use a library of every 7 letter word</text:p>
      <text:p text:style-name="Standard">-language will be java for android</text:p>
      <text:p text:style-name="Standard">-something to search quickly trought the huge library (hashtable) </text:p>
      <text:p text:style-name="Standard">-7 libraries stored of being sorted alphabetically on the first letter, the second letter, … till the seventh letter (may become handy for the algorithm)</text:p>
      <text:p text:style-name="Standard">-using a known algorithm to quickly search how much possibilities an answer contains</text:p>
      <text:p text:style-name="Standard"/>
      <text:p text:style-name="Standard">Mockups of the screens:</text:p>
      <text:p text:style-name="Standard">See file “design_app”. This will be the only screen on the app. Restart will refresh the screen with zero guesses made.</text:p>
      <text:p text:style-name="Standard"/>
      <text:p text:style-name="Standard">Evil is a toggle: If pressed a pop up will appear to confirm the switch, if pressed yes the screen will refresh with zero guesses made, just like restart.</text:p>
      <text:p text:style-name="Standard"/>
      <text:p text:style-name="Standard">Who will do what:</text:p>
      <text:p text:style-name="Standard">I will be working alon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8:10:29.31</meta:creation-date>
    <dc:date>2013-10-29T22:09:12.38</dc:date>
    <meta:editing-duration>PT1H9M10S</meta:editing-duration>
    <meta:editing-cycles>17</meta:editing-cycles>
    <meta:generator>OpenOffice.org/3.4.1$Win32 OpenOffice.org_project/341m1$Build-9593</meta:generator>
    <meta:document-statistic meta:table-count="0" meta:image-count="0" meta:object-count="0" meta:page-count="1" meta:paragraph-count="23" meta:word-count="216" meta:character-count="1254"/>
  </office:meta>
</office:document-meta>
</file>